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Get Li to check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diagra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hange photo pn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Download Model data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Stev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check structur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check resolutiu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vi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Plot Map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8th Feb: Job:<text:a xlink:href="http://admin.exeter.ac.uk/personnel/jobs/R51728.pdf" xlink:type="simple">http://admin.exeter.ac.uk/personnel/jobs/R51728.pdf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thesis guy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Organise chase sun rac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style-name="ce7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5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5"/>
          <table:table-cell table:style-name="ce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5" table:number-columns-repeated="7"/>
          <table:table-cell table:style-name="ce9" office:value-type="string" calcext:value-type="string" table:number-columns-spanned="7" table:number-rows-spanned="1">
            <text:p>Review stach model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5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9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15T09:10:34.723694900</dc:date>
    <dc:creator>Douglas Kelley</dc:creator>
    <meta:editing-duration>P3DT16H53M30S</meta:editing-duration>
    <meta:editing-cycles>8</meta:editing-cycles>
    <meta:generator>LibreOffice/4.4.6.3$Linux_X86_64 LibreOffice_project/40m0$Build-3</meta:generator>
    <meta:document-statistic meta:table-count="2" meta:cell-count="33" meta:object-count="0"/>
  </office:meta>
</office:document-meta>
</file>